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aa0a3" officeooo:paragraph-rsid="001aa0a3"/>
    </style:style>
    <style:style style:name="P2" style:family="paragraph" style:parent-style-name="Standard">
      <style:paragraph-properties fo:line-height="200%"/>
      <style:text-properties fo:font-size="12pt" style:font-size-asian="12pt" style:font-size-complex="12pt"/>
    </style:style>
    <style:style style:name="P3" style:family="paragraph" style:parent-style-name="Standard">
      <style:paragraph-properties fo:line-height="200%"/>
      <style:text-properties fo:font-size="12pt" officeooo:paragraph-rsid="002804ee" style:font-size-asian="12pt" style:font-size-complex="12pt"/>
    </style:style>
    <style:style style:name="P4" style:family="paragraph" style:parent-style-name="Standard">
      <style:paragraph-properties fo:line-height="200%"/>
      <style:text-properties fo:font-size="12pt" officeooo:paragraph-rsid="002b1989" style:font-size-asian="12pt" style:font-size-complex="12pt"/>
    </style:style>
    <style:style style:name="P5" style:family="paragraph" style:parent-style-name="Standard">
      <style:paragraph-properties fo:line-height="200%"/>
      <style:text-properties fo:font-size="12pt" officeooo:paragraph-rsid="002edcbc" style:font-size-asian="12pt" style:font-size-complex="12pt"/>
    </style:style>
    <style:style style:name="P6" style:family="paragraph" style:parent-style-name="Standard">
      <style:paragraph-properties fo:line-height="200%"/>
      <style:text-properties officeooo:paragraph-rsid="001fb1d3"/>
    </style:style>
    <style:style style:name="T1" style:family="text">
      <style:text-properties officeooo:rsid="001b9510"/>
    </style:style>
    <style:style style:name="T2" style:family="text">
      <style:text-properties officeooo:rsid="001fb1d3"/>
    </style:style>
    <style:style style:name="T3" style:family="text">
      <style:text-properties fo:font-size="12pt" style:font-size-asian="12pt" style:font-size-complex="12pt"/>
    </style:style>
    <style:style style:name="T4" style:family="text">
      <style:text-properties fo:font-size="12pt" officeooo:rsid="001f3214" style:font-size-asian="12pt" style:font-size-complex="12pt"/>
    </style:style>
    <style:style style:name="T5" style:family="text">
      <style:text-properties fo:font-size="12pt" officeooo:rsid="002021e5" style:font-size-asian="12pt" style:font-size-complex="12pt"/>
    </style:style>
    <style:style style:name="T6" style:family="text">
      <style:text-properties fo:font-size="12pt" officeooo:rsid="001fb1d3" style:font-size-asian="12pt" style:font-size-complex="12pt"/>
    </style:style>
    <style:style style:name="T7" style:family="text">
      <style:text-properties fo:font-size="12pt" officeooo:rsid="002be029" style:font-size-asian="12pt" style:font-size-complex="12pt"/>
    </style:style>
    <style:style style:name="T8" style:family="text">
      <style:text-properties fo:font-size="12pt" officeooo:rsid="0032b0ba" style:font-size-asian="12pt" style:font-size-complex="12pt"/>
    </style:style>
    <style:style style:name="T9" style:family="text">
      <style:text-properties officeooo:rsid="0021f961"/>
    </style:style>
    <style:style style:name="T10" style:family="text">
      <style:text-properties officeooo:rsid="00231e67"/>
    </style:style>
    <style:style style:name="T11" style:family="text">
      <style:text-properties officeooo:rsid="0023289e"/>
    </style:style>
    <style:style style:name="T12" style:family="text">
      <style:text-properties officeooo:rsid="0024f19b"/>
    </style:style>
    <style:style style:name="T13" style:family="text">
      <style:text-properties officeooo:rsid="0027fcca"/>
    </style:style>
    <style:style style:name="T14" style:family="text">
      <style:text-properties officeooo:rsid="002804ee"/>
    </style:style>
    <style:style style:name="T15" style:family="text">
      <style:text-properties officeooo:rsid="002946db"/>
    </style:style>
    <style:style style:name="T16" style:family="text">
      <style:text-properties officeooo:rsid="002abe47"/>
    </style:style>
    <style:style style:name="T17" style:family="text">
      <style:text-properties officeooo:rsid="002ae774"/>
    </style:style>
    <style:style style:name="T18" style:family="text">
      <style:text-properties officeooo:rsid="002b1989"/>
    </style:style>
    <style:style style:name="T19" style:family="text">
      <style:text-properties officeooo:rsid="002be029"/>
    </style:style>
    <style:style style:name="T20" style:family="text">
      <style:text-properties officeooo:rsid="002c93e0"/>
    </style:style>
    <style:style style:name="T21" style:family="text">
      <style:text-properties officeooo:rsid="002edcbc"/>
    </style:style>
    <style:style style:name="T22" style:family="text">
      <style:text-properties officeooo:rsid="002f12e3"/>
    </style:style>
    <style:style style:name="T23" style:family="text">
      <style:text-properties officeooo:rsid="0032b0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span text:style-name="T1">The question that this paper will be answering is h</text:span>ow did the relationship between the a) environment, b) politics, and c) economics shaping the function of the global silk trade in the sixteenth and seventeenth centuries contribute to early globalization? <text:span text:style-name="T1">The global silk trade is a great case study for early globalization because silk was an extremely sought after commodity </text:span><text:span text:style-name="T11">which created the </text:span><text:span text:style-name="T12">right</text:span><text:span text:style-name="T11"> incentive structure for globalized trade</text:span><text:span text:style-name="T1">. The two world powers that this paper will focus on </text:span><text:span text:style-name="T12">are</text:span><text:span text:style-name="T1"> China and Spain, </text:span><text:span text:style-name="T12">which</text:span><text:span text:style-name="T11"> consequentially </text:span><text:span text:style-name="T12">means a focus on</text:span><text:span text:style-name="T11"> the trans-pacific silver trade</text:span><text:span text:style-name="T1">.</text:span></text:p>
      <text:p text:style-name="P6"><text:span text:style-name="T3"><text:tab/></text:span><text:span text:style-name="T4">One way that the global silk trades economics affect</text:span><text:span text:style-name="T5">ed</text:span><text:span text:style-name="T4"> early globalization is the establishment of Manila and New Spain as pacific trading hubs. Manila was a desirable location to Spain for trade because it allowed them </text:span><text:span text:style-name="T5">better access to Chinese markets due to its close proximity</text:span><text:span text:style-name="T4">. At the same time </text:span><text:span text:style-name="T5">these events</text:span><text:span text:style-name="T4"> occurred the Ming Emperor required taxation to be collected in silver. Because of Spain having </text:span><text:span text:style-name="T5">established </text:span><text:span text:style-name="T4">a presence in the pacific through Manila and New Spain, it allowed traders to </text:span><text:span text:style-name="T5">exchange</text:span><text:span text:style-name="T4"> silver for silk which was very profitable due to high silver demand </text:span><text:span text:style-name="T6">(Silk Trade Reading 1, 13)</text:span><text:span text:style-name="T4">. </text:span><text:span text:style-name="T5">These economic incentives caused Spanish and Chinese traders to establish trade networks through the pacific from Manila to New Spain. </text:span><text:span text:style-name="T7">Chinese traders were also greatly incentivize</text:span><text:span text:style-name="T8">d</text:span><text:span text:style-name="T7"> to trade with New Spain because a Chinese trader in New Spain could sell silk for double or triple the price they could get domestically (Silk Trade Primary Sources 5, 2).</text:span></text:p>
      <text:p text:style-name="P3"><text:span text:style-name="T2"><text:tab/>Due to the </text:span><text:span text:style-name="T13">pacific</text:span><text:span text:style-name="T2"> trade networks massive success and difficulty regulating (Silk Trade Reading 1, 1), it was not fully supported by the Chinese and Spanish governments, which led to attempts </text:span><text:span text:style-name="T9">at regulation</text:span><text:span text:style-name="T2"> (Silk Trade Reading 5, 1). One </text:span><text:span text:style-name="T9">aspect of trade that the Chinese government was trying to regulate was the trade of weapons </text:span><text:span text:style-name="T10">(Silk Trade Primary Sources 5, 5)</text:span><text:span text:style-name="T9">. Government by it’s very nature needs to have and preserve a monopoly on violence, and the trading of weapons outside of its military was seen as a threat. Global interconnected trade networks were considered a threat to this monopoly because weapons could be brought from all around over the world, which was much harder to control </text:span><text:span text:style-name="T10">than</text:span><text:span text:style-name="T9"> when trade was mostly done </text:span><text:span text:style-name="T10">domestically.</text:span></text:p>
      <text:p text:style-name="P4"><text:soft-page-break/><text:span text:style-name="T14"><text:tab/>One way the </text:span><text:span text:style-name="T15">cultural</text:span><text:span text:style-name="T14"> environment </text:span><text:span text:style-name="T15">of New Spain </text:span><text:span text:style-name="T14">contributed to early globalization was ho</text:span><text:span text:style-name="T15">w much they valued silk.</text:span><text:span text:style-name="T14"> </text:span><text:span text:style-name="T15">Most of the clothes seen in Mexico City in 1648 were colored silks. Men and women would wear silks in excess as fashion statements. Foreign silks were seen as superior to domestically produced silks (Silk Trade Reading </text:span><text:span text:style-name="T16">3, 8)</text:span><text:span text:style-name="T15">. This further shifted demand from domestic silks, to Chinese and other foreign silks. This combined with China's taxation changes created the perfect recipe to produce international trade. </text:span><text:span text:style-name="T16">Luxury silk in New Spain was even worn by slaves because of the sheer abundance purchased from China (Silk Trade Primary Sources 4, 2), and because Spain had difficulty regulating the social hierarchy in New Spain. </text:span><text:span text:style-name="T19">Similarly the Chinese also saw silk clothing as luxury where </text:span><text:span text:style-name="T20">men would adorn themselves in embroidered silks (Silk Trade Primary Sources 3, 3).</text:span></text:p>
      <text:p text:style-name="P3"><text:tab/><text:span text:style-name="T16">The reason that foreign silks were seen as superior by the people of New Spain was because of the Mulberry trees used to produce silk in New Spain versus in China. Silk worms eat mulberry leaves </text:span><text:span text:style-name="T17">(Silk Trade Primary Source 1, 7)</text:span><text:span text:style-name="T16">, and the specific type of mulberry leaves they eat have a big effect on the quality of silk produced. Mulberry trees come in three types, black, red, and white, </text:span><text:span text:style-name="T17">where each type of leaf will cause silkworms to produce different varieties of silk. The white mulberry tree was native to China and it produced very fine silk which could adsorb dye well (Silk Trade Reading 2, 3). This made </text:span><text:span text:style-name="T23">silk produced by white mulberry leaves</text:span><text:span text:style-name="T17"> ideal for clothing, which was the use case for silk that the people of New Spain were interested in. </text:span><text:span text:style-name="T18">This shows how economic incentives aligned in such a way to cause globalized trade.</text:span></text:p>
      <text:p text:style-name="P5"><text:tab/><text:span text:style-name="T21">In conclusion the relationship between the a) environment, b) politics, and c) economics shaping the function of the global silk trade in the sixteenth and seventeenth centuries contributed to early globalization in a few different ways. The first way is that trading with foreigners opened up new markets which were extremely profitable, as shown with Chinese silks being sold at two to threes times the price they could get in China in New Spain. </text:span><text:span text:style-name="T22">Because of the presence of white </text:span><text:soft-page-break/><text:span text:style-name="T22">mulberry trees in China and its effect on silkworms,</text:span><text:span text:style-name="T21"> </text:span><text:span text:style-name="T22">foreign</text:span><text:span text:style-name="T21"> silks were a</text:span><text:span text:style-name="T22">n</text:span><text:span text:style-name="T21"> extremely popular clothing material </text:span><text:span text:style-name="T22">in New Spain</text:span><text:span text:style-name="T21"> where even slaves would adorn themselves in silks to show off their style. </text:span><text:span text:style-name="T22">This created demand for silk from China. Furthermore because taxation was required to be collected in silver in China it created a huge demand for silver that could be filled by New Spain. This caused silver from New Spain to be sold to China for their silks, filling the demand for both.</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a0a3" officeooo:paragraph-rsid="001aa0a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Aidan Hopper</text:p>
        <text:p text:style-name="MP1">History 105</text:p>
        <text:p text:style-name="MP1">Case Study Assignment #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11:23:50.837505024</meta:creation-date>
    <dc:date>2023-01-26T20:08:40.214275424</dc:date>
    <meta:editing-duration>P1DT4H5M15S</meta:editing-duration>
    <meta:editing-cycles>12</meta:editing-cycles>
    <meta:generator>LibreOffice/7.3.5.2$Linux_X86_64 LibreOffice_project/30$Build-2</meta:generator>
    <meta:document-statistic meta:table-count="0" meta:image-count="0" meta:object-count="0" meta:page-count="3" meta:paragraph-count="9" meta:word-count="840" meta:character-count="5024" meta:non-whitespace-character-count="4187"/>
  </office:meta>
</office:document-meta>
</file>